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8347C3A3C12BE975C63.tif" manifest:media-type="image/tif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23.086cm" draw:z-index="0"><draw:image xlink:href="Pictures/1000000000000640000008347C3A3C12BE975C63.tif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9-07-04T17:24:07.007085568</dc:date>
    <dc:creator>Miklos Vajna</dc:creator>
    <meta:editing-duration>PT43S</meta:editing-duration>
    <meta:editing-cycles>2</meta:editing-cycles>
    <meta:generator>Collabora_Office/6.0.10.7$Linux_X86_64 LibreOffice_project/da2c4acc4e2e51252d2ef1751bc77966be32ec8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